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64cm"/>
    </style:style>
    <style:style style:name="co2" style:family="table-column">
      <style:table-column-properties fo:break-before="auto" style:column-width="10.012cm"/>
    </style:style>
    <style:style style:name="co3" style:family="table-column">
      <style:table-column-properties fo:break-before="auto" style:column-width="2.621cm"/>
    </style:style>
    <style:style style:name="co4" style:family="table-column">
      <style:table-column-properties fo:break-before="auto" style:column-width="6.858cm"/>
    </style:style>
    <style:style style:name="co5" style:family="table-column">
      <style:table-column-properties fo:break-before="auto" style:column-width="18.72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hemical_group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uperclass</text:p>
          </table:table-cell>
          <table:table-cell table:style-name="ce1" office:value-type="string" calcext:value-type="string">
            <text:p>Label on CHEBI</text:p>
          </table:table-cell>
          <table:table-cell table:style-name="ce1" office:value-type="string" calcext:value-type="string">
            <text:p>Manually-Curated CHEBI URI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acetal</text:p>
          </table:table-cell>
          <table:table-cell office:value-type="string" calcext:value-type="string">
            <text:p><text:a xlink:href="http://purl.obolibrary.org/obo/CHEBI_59769" xlink:type="simple">http://purl.obolibrary.org/obo/CHEBI_59769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acetoxy grou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acetylide</text:p>
          </table:table-cell>
          <table:table-cell office:value-type="string" calcext:value-type="string">
            <text:p><text:a xlink:href="http://purl.obolibrary.org/obo/CHEBI_73478" xlink:type="simple">http://purl.obolibrary.org/obo/CHEBI_73478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acid anhydride</text:p>
          </table:table-cell>
          <table:table-cell office:value-type="string" calcext:value-type="string">
            <text:p><text:a xlink:href="http://purl.obolibrary.org/obo/CHEBI_36606" xlink:type="simple">http://purl.obolibrary.org/obo/CHEBI_36606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activating 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acyl azi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acyl chloride</text:p>
          </table:table-cell>
          <table:table-cell office:value-type="string" calcext:value-type="string">
            <text:p><text:a xlink:href="http://purl.obolibrary.org/obo/CHEBI_36687" xlink:type="simple">http://purl.obolibrary.org/obo/CHEBI_36687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acyl halide</text:p>
          </table:table-cell>
          <table:table-cell office:value-type="string" calcext:value-type="string">
            <text:p><text:a xlink:href="http://purl.obolibrary.org/obo/CHEBI_37579" xlink:type="simple">http://purl.obolibrary.org/obo/CHEBI_37579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acyl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acylo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acylsila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<text:a xlink:href="http://purl.obolibrary.org/obo/CHEBI_22680" xlink:type="simple">http://purl.obolibrary.org/obo/CHEBI_22680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aldehyde</text:p>
          </table:table-cell>
          <table:table-cell office:value-type="string" calcext:value-type="string">
            <text:p><text:a xlink:href="http://purl.obolibrary.org/obo/CHEBI_17478" xlink:type="simple">http://purl.obolibrary.org/obo/CHEBI_17478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aldimine</text:p>
          </table:table-cell>
          <table:table-cell office:value-type="string" calcext:value-type="string">
            <text:p><text:a xlink:href="http://purl.obolibrary.org/obo/CHEBI_33271" xlink:type="simple">http://purl.obolibrary.org/obo/CHEBI_33271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alkane</text:p>
          </table:table-cell>
          <table:table-cell office:value-type="string" calcext:value-type="string">
            <text:p><text:a xlink:href="http://purl.obolibrary.org/obo/CHEBI_18310" xlink:type="simple">http://purl.obolibrary.org/obo/CHEBI_18310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alkene</text:p>
          </table:table-cell>
          <table:table-cell office:value-type="string" calcext:value-type="string">
            <text:p><text:a xlink:href="http://purl.obolibrary.org/obo/CHEBI_32878" xlink:type="simple">http://purl.obolibrary.org/obo/CHEBI_32878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alkox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alkyl cycloalka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alkyl nitri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alkyne</text:p>
          </table:table-cell>
          <table:table-cell office:value-type="string" calcext:value-type="string">
            <text:p><text:a xlink:href="http://purl.obolibrary.org/obo/CHEBI_22339" xlink:type="simple">http://purl.obolibrary.org/obo/CHEBI_22339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allene</text:p>
          </table:table-cell>
          <table:table-cell office:value-type="string" calcext:value-type="string">
            <text:p><text:a xlink:href="http://purl.obolibrary.org/obo/CHEBI_37601" xlink:type="simple">http://purl.obolibrary.org/obo/CHEBI_37601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amide</text:p>
          </table:table-cell>
          <table:table-cell office:value-type="string" calcext:value-type="string">
            <text:p><text:a xlink:href="http://purl.obolibrary.org/obo/CHEBI_32988" xlink:type="simple">http://purl.obolibrary.org/obo/CHEBI_32988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amidine</text:p>
          </table:table-cell>
          <table:table-cell office:value-type="string" calcext:value-type="string">
            <text:p><text:a xlink:href="http://purl.obolibrary.org/obo/CHEBI_2634" xlink:type="simple">http://purl.obolibrary.org/obo/CHEBI_2634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aminal</text:p>
          </table:table-cell>
          <table:table-cell office:value-type="string" calcext:value-type="string">
            <text:p><text:a xlink:href="http://purl.obolibrary.org/obo/CHEBI_35412" xlink:type="simple">http://purl.obolibrary.org/obo/CHEBI_35412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amine oxi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azide</text:p>
          </table:table-cell>
          <table:table-cell office:value-type="string" calcext:value-type="string">
            <text:p><text:a xlink:href="http://purl.obolibrary.org/obo/CHEBI_22680" xlink:type="simple">http://purl.obolibrary.org/obo/CHEBI_22680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azine</text:p>
          </table:table-cell>
          <table:table-cell office:value-type="string" calcext:value-type="string">
            <text:p><text:a xlink:href="http://purl.obolibrary.org/obo/CHEBI_134360" xlink:type="simple">http://purl.obolibrary.org/obo/CHEBI_134360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aziridine</text:p>
          </table:table-cell>
          <table:table-cell office:value-type="string" calcext:value-type="string">
            <text:p><text:a xlink:href="http://purl.obolibrary.org/obo/CHEBI_30969" xlink:type="simple">http://purl.obolibrary.org/obo/CHEBI_30969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azoxy</text:p>
          </table:table-cell>
          <table:table-cell office:value-type="string" calcext:value-type="string">
            <text:p><text:a xlink:href="http://purl.obolibrary.org/obo/CHEBI_37390" xlink:type="simple">http://purl.obolibrary.org/obo/CHEBI_37390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bifuncti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bisthiosemicarbazo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biuret</text:p>
          </table:table-cell>
          <table:table-cell office:value-type="string" calcext:value-type="string">
            <text:p><text:a xlink:href="http://purl.obolibrary.org/obo/CHEBI_18138" xlink:type="simple">http://purl.obolibrary.org/obo/CHEBI_18138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boronic acid</text:p>
          </table:table-cell>
          <table:table-cell office:value-type="string" calcext:value-type="string">
            <text:p><text:a xlink:href="http://purl.obolibrary.org/obo/CHEBI_38267" xlink:type="simple">http://purl.obolibrary.org/obo/CHEBI_38267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carbamate</text:p>
          </table:table-cell>
          <table:table-cell office:value-type="string" calcext:value-type="string">
            <text:p><text:a xlink:href="http://purl.obolibrary.org/obo/CHEBI_13941" xlink:type="simple">http://purl.obolibrary.org/obo/CHEBI_13941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carbami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carbazide</text:p>
          </table:table-cell>
          <table:table-cell office:value-type="string" calcext:value-type="string">
            <text:p><text:a xlink:href="http://purl.obolibrary.org/obo/CHEBI_61308" xlink:type="simple">http://purl.obolibrary.org/obo/CHEBI_61308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carbene</text:p>
          </table:table-cell>
          <table:table-cell office:value-type="string" calcext:value-type="string">
            <text:p><text:a xlink:href="http://purl.obolibrary.org/obo/CHEBI_51363" xlink:type="simple">http://purl.obolibrary.org/obo/CHEBI_51363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carbinol</text:p>
          </table:table-cell>
          <table:table-cell office:value-type="string" calcext:value-type="string">
            <text:p><text:a xlink:href="http://purl.obolibrary.org/obo/CHEBI_17790" xlink:type="simple">http://purl.obolibrary.org/obo/CHEBI_17790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carbonate est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carbonyl</text:p>
          </table:table-cell>
          <table:table-cell office:value-type="string" calcext:value-type="string">
            <text:p><text:a xlink:href="http://purl.obolibrary.org/obo/CHEBI_23019" xlink:type="simple">http://purl.obolibrary.org/obo/CHEBI_23019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carboxami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carboximidate</text:p>
          </table:table-cell>
          <table:table-cell office:value-type="string" calcext:value-type="string">
            <text:p><text:a xlink:href="http://purl.obolibrary.org/obo/CHEBI_37622" xlink:type="simple">http://purl.obolibrary.org/obo/CHEBI_37622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carboxylic acid</text:p>
          </table:table-cell>
          <table:table-cell office:value-type="string" calcext:value-type="string">
            <text:p><text:a xlink:href="http://purl.obolibrary.org/obo/CHEBI_33575" xlink:type="simple">http://purl.obolibrary.org/obo/CHEBI_33575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chloroformate</text:p>
          </table:table-cell>
          <table:table-cell office:value-type="string" calcext:value-type="string">
            <text:p><text:a xlink:href="http://purl.obolibrary.org/obo/CHEBI_37608" xlink:type="simple">http://purl.obolibrary.org/obo/CHEBI_37608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cumulene</text:p>
          </table:table-cell>
          <table:table-cell office:value-type="string" calcext:value-type="string">
            <text:p><text:a xlink:href="http://purl.obolibrary.org/obo/CHEBI_37608" xlink:type="simple">http://purl.obolibrary.org/obo/CHEBI_37608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cyanate ester</text:p>
          </table:table-cell>
          <table:table-cell office:value-type="string" calcext:value-type="string">
            <text:p><text:a xlink:href="http://purl.obolibrary.org/obo/CHEBI_36832" xlink:type="simple">http://purl.obolibrary.org/obo/CHEBI_36832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cyanimi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cyanohydrin</text:p>
          </table:table-cell>
          <table:table-cell office:value-type="string" calcext:value-type="string">
            <text:p><text:a xlink:href="http://purl.obolibrary.org/obo/CHEBI_23437" xlink:type="simple">http://purl.obolibrary.org/obo/CHEBI_23437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deactivating grou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depsi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diazo</text:p>
          </table:table-cell>
          <table:table-cell office:value-type="string" calcext:value-type="string">
            <text:p><text:a xlink:href="http://purl.obolibrary.org/obo/CHEBI_30105" xlink:type="simple">http://purl.obolibrary.org/obo/CHEBI_30105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diol</text:p>
          </table:table-cell>
          <table:table-cell office:value-type="string" calcext:value-type="string">
            <text:p><text:a xlink:href="http://purl.obolibrary.org/obo/CHEBI_23824" xlink:type="simple">http://purl.obolibrary.org/obo/CHEBI_23824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dithiocarbama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enamine</text:p>
          </table:table-cell>
          <table:table-cell office:value-type="string" calcext:value-type="string">
            <text:p><text:a xlink:href="http://purl.obolibrary.org/obo/CHEBI_47989" xlink:type="simple">http://purl.obolibrary.org/obo/CHEBI_47989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enediyne</text:p>
          </table:table-cell>
          <table:table-cell office:value-type="string" calcext:value-type="string">
            <text:p><text:a xlink:href="http://purl.obolibrary.org/obo/CHEBI_53272" xlink:type="simple">http://purl.obolibrary.org/obo/CHEBI_53272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enol</text:p>
          </table:table-cell>
          <table:table-cell office:value-type="string" calcext:value-type="string">
            <text:p><text:a xlink:href="http://purl.obolibrary.org/obo/CHEBI_33823" xlink:type="simple">http://purl.obolibrary.org/obo/CHEBI_33823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enol ether</text:p>
          </table:table-cell>
          <table:table-cell office:value-type="string" calcext:value-type="string">
            <text:p><text:a xlink:href="http://purl.obolibrary.org/obo/CHEBI_47985" xlink:type="simple">http://purl.obolibrary.org/obo/CHEBI_47985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enone</text:p>
          </table:table-cell>
          <table:table-cell office:value-type="string" calcext:value-type="string">
            <text:p><text:a xlink:href="http://purl.obolibrary.org/obo/CHEBI_51689" xlink:type="simple">http://purl.obolibrary.org/obo/CHEBI_51689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enyne</text:p>
          </table:table-cell>
          <table:table-cell office:value-type="string" calcext:value-type="string">
            <text:p><text:a xlink:href="http://purl.obolibrary.org/obo/CHEBI_59831" xlink:type="simple">http://purl.obolibrary.org/obo/CHEBI_59831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episulfi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epoxide</text:p>
          </table:table-cell>
          <table:table-cell office:value-type="string" calcext:value-type="string">
            <text:p><text:a xlink:href="http://purl.obolibrary.org/obo/CHEBI_32955" xlink:type="simple">http://purl.obolibrary.org/obo/CHEBI_32955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<text:a xlink:href="http://purl.obolibrary.org/obo/CHEBI_35701" xlink:type="simple">http://purl.obolibrary.org/obo/CHEBI_35701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<text:a xlink:href="http://purl.obolibrary.org/obo/CHEBI_25698" xlink:type="simple">http://purl.obolibrary.org/obo/CHEBI_25698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fluorenylide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fluorosulfon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halohydri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haloketone</text:p>
          </table:table-cell>
          <table:table-cell office:value-type="string" calcext:value-type="string">
            <text:p><text:a xlink:href="http://purl.obolibrary.org/obo/CHEBI_51838" xlink:type="simple">http://purl.obolibrary.org/obo/CHEBI_51838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hemiacetal</text:p>
          </table:table-cell>
          <table:table-cell office:value-type="string" calcext:value-type="string">
            <text:p><text:a xlink:href="http://purl.obolibrary.org/obo/CHEBI_5653" xlink:type="simple">http://purl.obolibrary.org/obo/CHEBI_5653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hemiaminal</text:p>
          </table:table-cell>
          <table:table-cell office:value-type="string" calcext:value-type="string">
            <text:p><text:a xlink:href="http://purl.obolibrary.org/obo/CHEBI_73080" xlink:type="simple">http://purl.obolibrary.org/obo/CHEBI_73080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hemithioaceta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hydrazide</text:p>
          </table:table-cell>
          <table:table-cell office:value-type="string" calcext:value-type="string">
            <text:p><text:a xlink:href="http://purl.obolibrary.org/obo/CHEBI_35362" xlink:type="simple">http://purl.obolibrary.org/obo/CHEBI_35362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hydrazone</text:p>
          </table:table-cell>
          <table:table-cell office:value-type="string" calcext:value-type="string">
            <text:p><text:a xlink:href="http://purl.obolibrary.org/obo/CHEBI_38532" xlink:type="simple">http://purl.obolibrary.org/obo/CHEBI_38532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hydroxamic acid</text:p>
          </table:table-cell>
          <table:table-cell office:value-type="string" calcext:value-type="string">
            <text:p><text:a xlink:href="http://purl.obolibrary.org/obo/CHEBI_24650" xlink:type="simple">http://purl.obolibrary.org/obo/CHEBI_24650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hydroxyl</text:p>
          </table:table-cell>
          <table:table-cell office:value-type="string" calcext:value-type="string">
            <text:p><text:a xlink:href="http://purl.obolibrary.org/obo/CHEBI_29191" xlink:type="simple">http://purl.obolibrary.org/obo/CHEBI_29191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hydroxylamine</text:p>
          </table:table-cell>
          <table:table-cell office:value-type="string" calcext:value-type="string">
            <text:p><text:a xlink:href="http://purl.obolibrary.org/obo/CHEBI_15429" xlink:type="simple">http://purl.obolibrary.org/obo/CHEBI_15429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imine</text:p>
          </table:table-cell>
          <table:table-cell office:value-type="string" calcext:value-type="string">
            <text:p><text:a xlink:href="http://purl.obolibrary.org/obo/CHEBI_24783" xlink:type="simple">http://purl.obolibrary.org/obo/CHEBI_24783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imi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isothiouroniu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ketene</text:p>
          </table:table-cell>
          <table:table-cell office:value-type="string" calcext:value-type="string">
            <text:p><text:a xlink:href="http://purl.obolibrary.org/obo/CHEBI_48002" xlink:type="simple">http://purl.obolibrary.org/obo/CHEBI_48002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ketenimine</text:p>
          </table:table-cell>
          <table:table-cell office:value-type="string" calcext:value-type="string">
            <text:p><text:a xlink:href="http://purl.obolibrary.org/obo/CHEBI_48004" xlink:type="simple">http://purl.obolibrary.org/obo/CHEBI_48004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ketone</text:p>
          </table:table-cell>
          <table:table-cell office:value-type="string" calcext:value-type="string">
            <text:p><text:a xlink:href="http://purl.obolibrary.org/obo/CHEBI_17087" xlink:type="simple">http://purl.obolibrary.org/obo/CHEBI_17087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kety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lactam</text:p>
          </table:table-cell>
          <table:table-cell office:value-type="string" calcext:value-type="string">
            <text:p><text:a xlink:href="http://purl.obolibrary.org/obo/CHEBI_24995" xlink:type="simple">http://purl.obolibrary.org/obo/CHEBI_24995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lactol</text:p>
          </table:table-cell>
          <table:table-cell office:value-type="string" calcext:value-type="string">
            <text:p><text:a xlink:href="http://purl.obolibrary.org/obo/CHEBI_38131" xlink:type="simple">http://purl.obolibrary.org/obo/CHEBI_38131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lactone</text:p>
          </table:table-cell>
          <table:table-cell office:value-type="string" calcext:value-type="string">
            <text:p><text:a xlink:href="http://purl.obolibrary.org/obo/CHEBI_25000" xlink:type="simple">http://purl.obolibrary.org/obo/CHEBI_25000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methine group</text:p>
          </table:table-cell>
          <table:table-cell office:value-type="string" calcext:value-type="string">
            <text:p><text:a xlink:href="http://purl.obolibrary.org/obo/CHEBI_29432" xlink:type="simple">http://purl.obolibrary.org/obo/CHEBI_29432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methyl group</text:p>
          </table:table-cell>
          <table:table-cell office:value-type="string" calcext:value-type="string">
            <text:p><text:a xlink:href="http://purl.obolibrary.org/obo/CHEBI_32875" xlink:type="simple">http://purl.obolibrary.org/obo/CHEBI_32875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n-oxoammonium sal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nitrate</text:p>
          </table:table-cell>
          <table:table-cell office:value-type="string" calcext:value-type="string">
            <text:p><text:a xlink:href="http://purl.obolibrary.org/obo/CHEBI_17632" xlink:type="simple">http://purl.obolibrary.org/obo/CHEBI_17632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nitrate ester</text:p>
          </table:table-cell>
          <table:table-cell office:value-type="string" calcext:value-type="string">
            <text:p><text:a xlink:href="http://purl.obolibrary.org/obo/CHEBI_51080" xlink:type="simple">http://purl.obolibrary.org/obo/CHEBI_51080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nitrile ylide</text:p>
          </table:table-cell>
          <table:table-cell office:value-type="string" calcext:value-type="string">
            <text:p><text:a xlink:href="http://purl.obolibrary.org/obo/CHEBI_47846" xlink:type="simple">http://purl.obolibrary.org/obo/CHEBI_47846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nitrilim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nitro compound</text:p>
          </table:table-cell>
          <table:table-cell office:value-type="string" calcext:value-type="string">
            <text:p><text:a xlink:href="http://purl.obolibrary.org/obo/CHEBI_35715" xlink:type="simple">http://purl.obolibrary.org/obo/CHEBI_35715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nitroam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nitron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nitr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nitronium 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nitrosamine</text:p>
          </table:table-cell>
          <table:table-cell office:value-type="string" calcext:value-type="string">
            <text:p><text:a xlink:href="http://purl.obolibrary.org/obo/CHEBI_35803" xlink:type="simple">http://purl.obolibrary.org/obo/CHEBI_35803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nitroso</text:p>
          </table:table-cell>
          <table:table-cell office:value-type="string" calcext:value-type="string">
            <text:p><text:a xlink:href="http://purl.obolibrary.org/obo/CHEBI_35801" xlink:type="simple">http://purl.obolibrary.org/obo/CHEBI_35801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orthoester</text:p>
          </table:table-cell>
          <table:table-cell office:value-type="string" calcext:value-type="string">
            <text:p><text:a xlink:href="http://purl.obolibrary.org/obo/CHEBI_71989" xlink:type="simple">http://purl.obolibrary.org/obo/CHEBI_71989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osaz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oxazirid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oxime</text:p>
          </table:table-cell>
          <table:table-cell office:value-type="string" calcext:value-type="string">
            <text:p><text:a xlink:href="http://purl.obolibrary.org/obo/CHEBI_25750" xlink:type="simple">http://purl.obolibrary.org/obo/CHEBI_25750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peroxide</text:p>
          </table:table-cell>
          <table:table-cell office:value-type="string" calcext:value-type="string">
            <text:p><text:a xlink:href="http://purl.obolibrary.org/obo/CHEBI_44785" xlink:type="simple">http://purl.obolibrary.org/obo/CHEBI_44785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peroxy acid</text:p>
          </table:table-cell>
          <table:table-cell office:value-type="string" calcext:value-type="string">
            <text:p><text:a xlink:href="http://purl.obolibrary.org/obo/CHEBI_52094" xlink:type="simple">http://purl.obolibrary.org/obo/CHEBI_52094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persistent carbe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<text:a xlink:href="http://purl.obolibrary.org/obo/CHEBI_33853" xlink:type="simple">http://purl.obolibrary.org/obo/CHEBI_33853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phosphaalke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phosphaalky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phosphate</text:p>
          </table:table-cell>
          <table:table-cell office:value-type="string" calcext:value-type="string">
            <text:p><text:a xlink:href="http://purl.obolibrary.org/obo/CHEBI_26020" xlink:type="simple">http://purl.obolibrary.org/obo/CHEBI_26020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phosphinate</text:p>
          </table:table-cell>
          <table:table-cell office:value-type="string" calcext:value-type="string">
            <text:p><text:a xlink:href="http://purl.obolibrary.org/obo/CHEBI_29198" xlink:type="simple">http://purl.obolibrary.org/obo/CHEBI_29198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phosph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phosphine ox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phosphin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phosphon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phosphon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phospho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phosphora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s-nitrosothio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schiff base</text:p>
          </table:table-cell>
          <table:table-cell office:value-type="string" calcext:value-type="string">
            <text:p><text:a xlink:href="http://purl.obolibrary.org/obo/CHEBI_50229" xlink:type="simple">http://purl.obolibrary.org/obo/CHEBI_50229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selenenic aci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selenol</text:p>
          </table:table-cell>
          <table:table-cell office:value-type="string" calcext:value-type="string">
            <text:p><text:a xlink:href="http://purl.obolibrary.org/obo/CHEBI_29775" xlink:type="simple">http://purl.obolibrary.org/obo/CHEBI_29775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selenonic acid</text:p>
          </table:table-cell>
          <table:table-cell office:value-type="string" calcext:value-type="string">
            <text:p><text:a xlink:href="http://purl.obolibrary.org/obo/CHEBI_29217" xlink:type="simple">http://purl.obolibrary.org/obo/CHEBI_29217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selo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semicarbazide</text:p>
          </table:table-cell>
          <table:table-cell office:value-type="string" calcext:value-type="string">
            <text:p><text:a xlink:href="http://purl.obolibrary.org/obo/CHEBI_28306" xlink:type="simple">http://purl.obolibrary.org/obo/CHEBI_28306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semicarbazone</text:p>
          </table:table-cell>
          <table:table-cell office:value-type="string" calcext:value-type="string">
            <text:p><text:a xlink:href="http://purl.obolibrary.org/obo/CHEBI_87210" xlink:type="simple">http://purl.obolibrary.org/obo/CHEBI_87210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silanylidene group</text:p>
          </table:table-cell>
          <table:table-cell office:value-type="string" calcext:value-type="string">
            <text:p><text:a xlink:href="http://purl.obolibrary.org/obo/CHEBI_30574" xlink:type="simple">http://purl.obolibrary.org/obo/CHEBI_30574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silyl enol ether</text:p>
          </table:table-cell>
          <table:table-cell office:value-type="string" calcext:value-type="string">
            <text:p><text:a xlink:href="http://purl.obolibrary.org/obo/CHEBI_47986" xlink:type="simple">http://purl.obolibrary.org/obo/CHEBI_47986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silyl ether</text:p>
          </table:table-cell>
          <table:table-cell office:value-type="string" calcext:value-type="string">
            <text:p><text:a xlink:href="http://purl.obolibrary.org/obo/CHEBI_47988" xlink:type="simple">http://purl.obolibrary.org/obo/CHEBI_47988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sulfenami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sulfenic acid</text:p>
          </table:table-cell>
          <table:table-cell office:value-type="string" calcext:value-type="string">
            <text:p><text:a xlink:href="http://purl.obolibrary.org/obo/CHEBI_37858" xlink:type="simple">http://purl.obolibrary.org/obo/CHEBI_37858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sulfenyl chlori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sulfide</text:p>
          </table:table-cell>
          <table:table-cell office:value-type="string" calcext:value-type="string">
            <text:p><text:a xlink:href="http://purl.obolibrary.org/obo/CHEBI_26822" xlink:type="simple">http://purl.obolibrary.org/obo/CHEBI_26822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sulfilim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sulfinami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sulfinic acid</text:p>
          </table:table-cell>
          <table:table-cell office:value-type="string" calcext:value-type="string">
            <text:p><text:a xlink:href="http://purl.obolibrary.org/obo/CHEBI_29213" xlink:type="simple">http://purl.obolibrary.org/obo/CHEBI_29213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sulfite ester</text:p>
          </table:table-cell>
          <table:table-cell office:value-type="string" calcext:value-type="string">
            <text:p><text:a xlink:href="http://purl.obolibrary.org/obo/CHEBI_39088" xlink:type="simple">http://purl.obolibrary.org/obo/CHEBI_39088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sulfonamide (chemistry)</text:p>
          </table:table-cell>
          <table:table-cell office:value-type="string" calcext:value-type="string">
            <text:p><text:a xlink:href="http://purl.obolibrary.org/obo/CHEBI_35358" xlink:type="simple">http://purl.obolibrary.org/obo/CHEBI_35358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sulfonanili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sulfonate</text:p>
          </table:table-cell>
          <table:table-cell office:value-type="string" calcext:value-type="string">
            <text:p><text:a xlink:href="http://purl.obolibrary.org/obo/CHEBI_33543" xlink:type="simple">http://purl.obolibrary.org/obo/CHEBI_33543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sulfonyl</text:p>
          </table:table-cell>
          <table:table-cell office:value-type="string" calcext:value-type="string">
            <text:p><text:a xlink:href="http://purl.obolibrary.org/obo/CHEBI_33543" xlink:type="simple">http://purl.obolibrary.org/obo/CHEBI_33543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sulfonyl halide</text:p>
          </table:table-cell>
          <table:table-cell office:value-type="string" calcext:value-type="string">
            <text:p><text:a xlink:href="http://purl.obolibrary.org/obo/CHEBI_39443" xlink:type="simple">http://purl.obolibrary.org/obo/CHEBI_39443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sulfoxide</text:p>
          </table:table-cell>
          <table:table-cell office:value-type="string" calcext:value-type="string">
            <text:p><text:a xlink:href="http://purl.obolibrary.org/obo/CHEBI_39443" xlink:type="simple">http://purl.obolibrary.org/obo/CHEBI_39443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sulfury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sultone</text:p>
          </table:table-cell>
          <table:table-cell office:value-type="string" calcext:value-type="string">
            <text:p><text:a xlink:href="http://purl.obolibrary.org/obo/CHEBI_38088" xlink:type="simple">http://purl.obolibrary.org/obo/CHEBI_38088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tellur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thia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thioacetal</text:p>
          </table:table-cell>
          <table:table-cell office:value-type="string" calcext:value-type="string">
            <text:p><text:a xlink:href="http://purl.obolibrary.org/obo/CHEBI_59792" xlink:type="simple">http://purl.obolibrary.org/obo/CHEBI_59792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thioamide</text:p>
          </table:table-cell>
          <table:table-cell office:value-type="string" calcext:value-type="string">
            <text:p><text:a xlink:href="http://purl.obolibrary.org/obo/CHEBI_47956" xlink:type="simple">http://purl.obolibrary.org/obo/CHEBI_47956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thiocarbamate</text:p>
          </table:table-cell>
          <table:table-cell office:value-type="string" calcext:value-type="string">
            <text:p><text:a xlink:href="http://purl.obolibrary.org/obo/CHEBI_38127" xlink:type="simple">http://purl.obolibrary.org/obo/CHEBI_38127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thiocarboxy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thiocyanate</text:p>
          </table:table-cell>
          <table:table-cell office:value-type="string" calcext:value-type="string">
            <text:p><text:a xlink:href="http://purl.obolibrary.org/obo/CHEBI_18022" xlink:type="simple">http://purl.obolibrary.org/obo/CHEBI_18022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thioester</text:p>
          </table:table-cell>
          <table:table-cell office:value-type="string" calcext:value-type="string">
            <text:p><text:a xlink:href="http://purl.obolibrary.org/obo/CHEBI_51277" xlink:type="simple">http://purl.obolibrary.org/obo/CHEBI_51277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thioeth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thioketa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thioketone</text:p>
          </table:table-cell>
          <table:table-cell office:value-type="string" calcext:value-type="string">
            <text:p><text:a xlink:href="http://purl.obolibrary.org/obo/CHEBI_36579" xlink:type="simple">http://purl.obolibrary.org/obo/CHEBI_36579</text:a>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thiol</text:p>
          </table:table-cell>
          <table:table-cell office:value-type="string" calcext:value-type="string">
            <text:p><text:a xlink:href="http://purl.obolibrary.org/obo/CHEBI_29256" xlink:type="simple">http://purl.obolibrary.org/obo/CHEBI_29256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thiolactone</text:p>
          </table:table-cell>
          <table:table-cell office:value-type="string" calcext:value-type="string">
            <text:p><text:a xlink:href="http://purl.obolibrary.org/obo/CHEBI_60317" xlink:type="simple">http://purl.obolibrary.org/obo/CHEBI_60317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thiourea</text:p>
          </table:table-cell>
          <table:table-cell office:value-type="string" calcext:value-type="string">
            <text:p><text:a xlink:href="http://purl.obolibrary.org/obo/CHEBI_36946" xlink:type="simple">http://purl.obolibrary.org/obo/CHEBI_36946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tosylhydrazo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triazene</text:p>
          </table:table-cell>
          <table:table-cell office:value-type="string" calcext:value-type="string">
            <text:p><text:a xlink:href="http://purl.obolibrary.org/obo/CHEBI_35468" xlink:type="simple">http://purl.obolibrary.org/obo/CHEBI_35468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triol</text:p>
          </table:table-cell>
          <table:table-cell office:value-type="string" calcext:value-type="string">
            <text:p><text:a xlink:href="http://purl.obolibrary.org/obo/CHEBI_27136" xlink:type="simple">http://purl.obolibrary.org/obo/CHEBI_27136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urea</text:p>
          </table:table-cell>
          <table:table-cell office:value-type="string" calcext:value-type="string">
            <text:p><text:a xlink:href="http://purl.obolibrary.org/obo/CHEBI_16199" xlink:type="simple">http://purl.obolibrary.org/obo/CHEBI_16199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vanillyl 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vinylidene 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xantha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ylide</text:p>
          </table:table-cell>
          <table:table-cell office:value-type="string" calcext:value-type="string">
            <text:p><text:a xlink:href="http://purl.obolibrary.org/obo/CHEBI_51150" xlink:type="simple">http://purl.obolibrary.org/obo/CHEBI_51150</text:a>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ynol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calcium chlorid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unctional group</text:p>
          </table:table-cell>
          <table:table-cell office:value-type="string" calcext:value-type="string">
            <text:p>potassium chloride</text:p>
          </table:table-cell>
          <table:table-cell office:value-type="string" calcext:value-type="string">
            <text:p><text:a xlink:href="http://purl.obolibrary.org/obo/CHEBI_32588" xlink:type="simple">http://purl.obolibrary.org/obo/CHEBI_32588</text:a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functional group</text:p>
          </table:table-cell>
          <table:table-cell office:value-type="string" calcext:value-type="string">
            <text:p>sodium chloride</text:p>
          </table:table-cell>
          <table:table-cell office:value-type="string" calcext:value-type="string">
            <text:p><text:a xlink:href="http://purl.obolibrary.org/obo/CHEBI_32588" xlink:type="simple">http://purl.obolibrary.org/obo/CHEBI_32588</text:a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esidue</text:p>
          </table:table-cell>
          <table:table-cell office:value-type="string" calcext:value-type="string">
            <text:p>alanine</text:p>
          </table:table-cell>
          <table:table-cell office:value-type="string" calcext:value-type="string">
            <text:p><text:a xlink:href="http://purl.obolibrary.org/obo/CHEBI_16449" xlink:type="simple">http://purl.obolibrary.org/obo/CHEBI_16449</text:a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esidue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<text:a xlink:href="http://purl.obolibrary.org/obo/CHEBI_29016" xlink:type="simple">http://purl.obolibrary.org/obo/CHEBI_29016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asparag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aspart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cyste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glutam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glutam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glyc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histid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isoleuc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leuc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lys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methion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phenylalan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prol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ser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threon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tryptoph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tyros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val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aden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thym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cytos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guan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urac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Lith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Sod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Potass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Rubid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Ces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Franc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Beryl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Magnes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Calc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Stront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Bar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Rad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Scanda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Tita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Vanad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Chrom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Mangane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Ir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Coba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Nick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Cop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Zin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Yttr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Zirco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Niob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Molybend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Technet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Ruthe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Rhod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Pallad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Silv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Cadm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Lanthan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Haf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Tanta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Tungst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Rhe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Osm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Irid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Platin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G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Mercu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Acti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Rutherford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ub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Seaborg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Bohr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Hass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Meitner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armstadt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Roentge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Fluor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Chlor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Brom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Iod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Astat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Hel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Ne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Arg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Krypt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Xen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Rad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Unu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Ununtr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Ununquad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Ununpent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Ununhex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Ununsept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Ununoct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Cer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Praseodym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Neodym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Prometh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Samar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Europ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Gadoli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Terb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yspros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Holm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Erb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Thul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Ytterb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Lutet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Thor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Protacti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Ura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Neptu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Pluto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Americ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Cur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Berkel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Califor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Einstei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Ferm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Mendelev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Nobel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Lawrenc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Alumi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Gall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Germa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Ind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T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Antimon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Thall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Le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Bismu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Polo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Hydrog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Bor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Carb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Nitrog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Oxyg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Silic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Phosphor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Sulf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Arsen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Sele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Telluriu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0">00.00.0000</text:date>, <text:time style:data-style-name="N2" text:time-value="09:58:27.93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date>2025-03-20T15:54:15.695000000</dc:date>
    <meta:editing-duration>PT4H46M58S</meta:editing-duration>
    <meta:editing-cycles>25</meta:editing-cycles>
    <meta:document-statistic meta:table-count="1" meta:cell-count="739" meta:object-count="0"/>
  </office:meta>
</office:document-meta>
</file>